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283965" text:style-name="L1">
        <text:list-item>
          <text:p text:style-name="P1">Startup</text:p>
          <text:list>
            <text:list-item>
              <text:p text:style-name="P1">Startup</text:p>
              <text:list>
                <text:list-item>
                  <text:p text:style-name="P1">Create SAVEPOINT</text:p>
                </text:list-item>
                <text:list-item>
                  <text:p text:style-name="P1">Various input scenarios to unit</text:p>
                </text:list-item>
                <text:list-item>
                  <text:p text:style-name="P1">ROLLBACK TO SAVEPOINT</text:p>
                </text:list-item>
              </text:list>
            </text:list-item>
            <text:list-item>
              <text:p text:style-name="P1">Teardown</text:p>
            </text:list-item>
            <text:list-item>
              <text:p text:style-name="P1">Test #2 (no startup/teardown)</text:p>
            </text:list-item>
            <text:list-item>
              <text:p text:style-name="P1">Test #3</text:p>
              <text:list>
                <text:list-item>
                  <text:p text:style-name="P1">Create SAVEPOINT</text:p>
                </text:list-item>
                <text:list-item>
                  <text:p text:style-name="P1">Various input scenarios to unit</text:p>
                </text:list-item>
                <text:list-item>
                  <text:p text:style-name="P1">ROLLBACK TO SAVEPOINT;</text:p>
                </text:list-item>
              </text:list>
            </text:list-item>
            <text:list-item>
              <text:p text:style-name="P1">Test #4</text:p>
              <text:list>
                <text:list-item>
                  <text:p text:style-name="P1">Create SAVEPOINT</text:p>
                </text:list-item>
                <text:list-item>
                  <text:p text:style-name="P1">Various input scenarios to user-defined PL/SQL block</text:p>
                </text:list-item>
                <text:list-item>
                  <text:p text:style-name="P1">ROLLBACK TO SAVEPOINT;</text:p>
                </text:list-item>
              </text:list>
            </text:list-item>
            <text:list-item>
              <text:p text:style-name="P1">Test #5</text:p>
              <text:list>
                <text:list-item>
                  <text:p text:style-name="P1">Call unit (without ROLLBACK)</text:p>
                </text:list-item>
              </text:list>
            </text:list-item>
            <text:list-item>
              <text:p text:style-name="P1">Test #6</text:p>
              <text:list>
                <text:list-item>
                  <text:p text:style-name="P1">Needs data setup by test #5</text:p>
                </text:list-item>
                <text:list-item>
                  <text:p text:style-name="P1">General tests</text:p>
                  <text:list>
                    <text:list-item>
                      <text:p text:style-name="P1">Create SAVEPOINT</text:p>
                    </text:list-item>
                    <text:list-item>
                      <text:p text:style-name="P1">Various input scenarios</text:p>
                    </text:list-item>
                    <text:list-item>
                      <text:p text:style-name="P1">ROLLBACK TO SAVEPOINT</text:p>
                    </text:list-item>
                  </text:list>
                </text:list-item>
                <text:list-item>
                  <text:p text:style-name="P1">Optional parameter tests</text:p>
                  <text:list>
                    <text:list-item>
                      <text:p text:style-name="P1">Startup</text:p>
                    </text:list-item>
                    <text:list-item>
                      <text:p text:style-name="P1">Create SAVEPOINT</text:p>
                    </text:list-item>
                    <text:list-item>
                      <text:p text:style-name="P1">Various input scenarios</text:p>
                    </text:list-item>
                    <text:list-item>
                      <text:p text:style-name="P1">ROLLBACK TO SAVEPOINT</text:p>
                    </text:list-item>
                    <text:list-item>
                      <text:p text:style-name="P1">ROLLBACK;</text:p>
                    </text:list-item>
                    <text:list-item>
                      <text:p text:style-name="P1">Teardow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Teardown</text:p>
        </text:list-item>
        <text:list-item>
          <text:p text:style-name="P1">Rollbac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5M38S</meta:editing-duration>
    <meta:editing-cycles>3</meta:editing-cycles>
    <meta:generator>OpenOffice.org/3.2$Win32 OpenOffice.org_project/320m12$Build-9483</meta:generator>
    <dc:date>2010-08-02T20:23:12.45</dc:date>
    <meta:document-statistic meta:table-count="0" meta:image-count="0" meta:object-count="0" meta:page-count="1" meta:paragraph-count="32" meta:word-count="115" meta:character-count="590"/>
    <dc:creator>David Valles</dc:creator>
    <meta:user-defined meta:name="Info 1"/>
    <meta:user-defined meta:name="Info 2"/>
    <meta:user-defined meta:name="Info 3"/>
    <meta:user-defined meta:name="Info 4"/>
  </office:meta>
</office:document-meta>
</file>